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8DF60E3BD5C7CB60.jpg" manifest:media-type="image/jpeg"/>
  <manifest:file-entry manifest:full-path="Pictures/10000000000005560000030049EC7C89F142FADA.jpg" manifest:media-type="image/jpeg"/>
  <manifest:file-entry manifest:full-path="Pictures/100000000000055600000300BCF6D472B2907C65.jpg" manifest:media-type="image/jpeg"/>
  <manifest:file-entry manifest:full-path="Pictures/1000000000000556000003004B5B9C885B8B4B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1cm" svg:x="0.111cm" svg:y="0.072cm">
          <draw:image xlink:href="Pictures/1000000000000556000003008DF60E3BD5C7CB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741cm" svg:x="0.111cm" svg:y="0.072cm">
          <draw:image xlink:href="Pictures/10000000000005560000030049EC7C89F142FAD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5.741cm" svg:x="0.111cm" svg:y="0.072cm">
          <draw:image xlink:href="Pictures/100000000000055600000300BCF6D472B2907C65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741cm" svg:x="0.111cm" svg:y="0.072cm">
          <draw:image xlink:href="Pictures/1000000000000556000003004B5B9C885B8B4BB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5.2$Windows_X86_64 LibreOffice_project/a726b36747cf2001e06b58ad5db1aa3a9a1872d6</meta:generator>
    <dc:date>2020-11-29T15:28:30.705000000</dc:date>
    <meta:editing-duration>PT1M34S</meta:editing-duration>
    <meta:editing-cycles>1</meta:editing-cycles>
    <meta:document-statistic meta:object-count="33"/>
  </office:meta>
</office:document-meta>
</file>